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ONZALES RETIS, MELVEN WETSO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21768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N MARTIN DE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852072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ES RETIS, MELVEN WET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2176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852072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6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1/2021</text:p>
          </table:table-cell>
          <table:table-cell table:style-name="Tabla2.A3" office:value-type="string">
            <text:p text:style-name="P22">5485348</text:p>
          </table:table-cell>
          <table:table-cell table:style-name="Tabla2.D3" office:value-type="string">
            <text:p text:style-name="P23">6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0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23:01:3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